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BF000000BB08C6927A296E9C8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4" style:family="graphic" style:parent-style-name="objectwithoutfill">
      <style:graphic-properties draw:marker-start="Small_20_Arrow" draw:marker-end="Small_20_Arrow" draw:fill="solid" draw:textarea-vertical-align="middle"/>
    </style:style>
    <style:style style:name="gr5" style:family="graphic" style:parent-style-name="standard">
      <style:graphic-properties draw:fill-color="#a1467e" draw:textarea-horizontal-align="justify" draw:textarea-vertical-align="middle" draw:auto-grow-height="false" fo:min-height="1.528cm" fo:min-width="14.232cm"/>
    </style:style>
    <style:style style:name="gr6" style:family="graphic" style:parent-style-name="objectwithoutfill">
      <style:graphic-properties draw:stroke="dash" draw:stroke-dash="Line_20_with_20_Fine_20_Dots" svg:stroke-color="#f10d0c" draw:marker-end="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Fine_20_Dashed" svg:stroke-color="#f10d0c" draw:marker-end="Arrow" draw:marker-end-width="0.3cm" draw:fill="solid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a1467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2.794cm" svg:y="0.673cm" presentation:class="title" presentation:user-transformed="true">
          <draw:text-box>
            <text:p>Kubernetes development cluster</text:p>
          </draw:text-box>
        </draw:frame>
        <draw:line draw:style-name="gr1" draw:text-style-name="P1" draw:layer="layout" svg:x1="13.716cm" svg:y1="2.794cm" svg:x2="13.716cm" svg:y2="11.928cm">
          <text:p/>
        </draw:line>
        <draw:frame draw:style-name="gr2" draw:text-style-name="P3" draw:layer="layout" svg:width="4.064cm" svg:height="0.962cm" svg:x="5.334cm" svg:y="3.257cm">
          <draw:text-box>
            <text:p text:style-name="P2">SITE 1</text:p>
          </draw:text-box>
        </draw:frame>
        <draw:frame draw:style-name="gr2" draw:text-style-name="P3" draw:layer="layout" svg:width="4.064cm" svg:height="0.962cm" svg:x="18.288cm" svg:y="3.257cm">
          <draw:text-box>
            <text:p text:style-name="P2">SITE 2</text:p>
          </draw:text-box>
        </draw:frame>
        <draw:custom-shape draw:style-name="gr3" draw:text-style-name="P2" draw:layer="layout" svg:width="7.366cm" svg:height="1.778cm" svg:x="3.556cm" svg:y="5.035cm">
          <text:p text:style-name="P2">K8S-WORKER-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778cm" svg:x="16.256cm" svg:y="5.035cm">
          <text:p text:style-name="P2">K8S-MAST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366cm" svg:height="1.778cm" svg:x="16.256cm" svg:y="9.353cm">
          <text:p text:style-name="P2">K8S-WORKER-2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22cm" svg:y1="5.797cm" svg:x2="16.256cm" svg:y2="5.797cm">
          <text:p/>
        </draw:line>
        <draw:line draw:style-name="gr4" draw:text-style-name="P1" draw:layer="layout" svg:x1="19.812cm" svg:y1="6.813cm" svg:x2="19.812cm" svg:y2="9.353cm">
          <text:p/>
        </draw:line>
        <draw:custom-shape draw:style-name="gr5" draw:text-style-name="P4" draw:layer="layout" svg:width="14.732cm" svg:height="1.778cm" svg:x="3.556cm" svg:y="12.7cm">
          <text:p text:style-name="P2">ANSIBLE ADMIN 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89cm" svg:y1="12.7cm" svg:x2="8.89cm" svg:y2="6.813cm">
          <text:p/>
        </draw:line>
        <draw:line draw:style-name="gr6" draw:text-style-name="P1" draw:layer="layout" svg:x1="11.176cm" svg:y1="12.7cm" svg:x2="16.256cm" svg:y2="6.813cm">
          <text:p/>
        </draw:line>
        <draw:line draw:style-name="gr7" draw:text-style-name="P1" draw:layer="layout" svg:x1="14.478cm" svg:y1="12.7cm" svg:x2="16.256cm" svg:y2="11.131cm">
          <text:p/>
        </draw:line>
        <draw:frame draw:style-name="gr8" draw:text-style-name="P2" draw:layer="layout" svg:width="3.823cm" svg:height="3.743cm" svg:x="0.254cm" svg:y="0.254cm">
          <draw:image xlink:href="Pictures/10000201000000BF000000BB08C6927A296E9C84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30T10:55:43.099273021</meta:creation-date>
    <dc:date>2019-11-30T18:13:39.903903659</dc:date>
    <meta:editing-duration>PT6H25M48S</meta:editing-duration>
    <meta:editing-cycles>3</meta:editing-cycles>
    <meta:generator>LibreOffice/6.3.3.2.0$Linux_X86_64 LibreOffice_project/30$Build-2</meta:generator>
    <meta:document-statistic meta:object-count="37"/>
  </office:meta>
</office:document-meta>
</file>